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2" style:family="table">
      <style:table-properties style:width="7.858cm" table:align="left"/>
    </style:style>
    <style:style style:name="Таблица2.A" style:family="table-column">
      <style:table-column-properties style:column-width="1.118cm"/>
    </style:style>
    <style:style style:name="Таблица2.B" style:family="table-column">
      <style:table-column-properties style:column-width="1.12cm"/>
    </style:style>
    <style:style style:name="Таблица2.C" style:family="table-column">
      <style:table-column-properties style:column-width="2.709cm"/>
    </style:style>
    <style:style style:name="Таблица2.D" style:family="table-column">
      <style:table-column-properties style:column-width="2.9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1.827cm" table:align="left" style:may-break-between-rows="true"/>
    </style:style>
    <style:style style:name="Таблица1.A" style:family="table-column">
      <style:table-column-properties style:column-width="0.536cm"/>
    </style:style>
    <style:style style:name="Таблица1.B" style:family="table-column">
      <style:table-column-properties style:column-width="3.113cm"/>
    </style:style>
    <style:style style:name="Таблица1.C" style:family="table-column">
      <style:table-column-properties style:column-width="4.156cm"/>
    </style:style>
    <style:style style:name="Таблица1.D" style:family="table-column">
      <style:table-column-properties style:column-width="4.02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normal" style:font-weight-asian="normal" style:font-weight-complex="normal"/>
    </style:style>
    <style:style style:name="P2" style:family="paragraph" style:parent-style-name="Table_20_Contents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 style:list-style-name="L1">
      <style:paragraph-properties fo:text-align="start" style:justify-single-word="false"/>
    </style:style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4"/>
    <style:style style:name="P12" style:family="paragraph" style:parent-style-name="Standard" style:list-style-name="L5"/>
    <style:style style:name="P13" style:family="paragraph" style:parent-style-name="Standard" style:list-style-name="L6"/>
    <style:style style:name="P14" style:family="paragraph" style:parent-style-name="Standard" style:list-style-name="L7"/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Алгоритмы работы datool.py</text:p>
      <text:p text:style-name="P6">_chk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Table_20_Heading">#</text:p>
          </table:table-cell>
          <table:table-cell table:style-name="Таблица2.A1" office:value-type="string">
            <text:p text:style-name="Table_20_Heading"/>
          </table:table-cell>
          <table:table-cell table:style-name="Таблица2.A1" office:value-type="string">
            <text:p text:style-name="Table_20_Heading">State</text:p>
          </table:table-cell>
          <table:table-cell table:style-name="Таблица2.D1" office:value-type="string">
            <text:p text:style-name="Table_20_Heading">Action</text:p>
          </table:table-cell>
        </table:table-row>
        <table:table-row>
          <table:table-cell table:style-name="Таблица2.A2" office:value-type="string">
            <text:p text:style-name="P3">0</text:p>
          </table:table-cell>
          <table:table-cell table:style-name="Таблица2.A2" office:value-type="string">
            <text:p text:style-name="P3">3</text:p>
          </table:table-cell>
          <table:table-cell table:style-name="Таблица2.A2" office:value-type="string">
            <text:p text:style-name="P3">Lost dir</text:p>
          </table:table-cell>
          <table:table-cell table:style-name="Таблица2.D2" office:value-type="string">
            <text:p text:style-name="P3"><text:bookmark-start text:name="__DdeLink__38_435996083"/>s<text:bookmark-end text:name="__DdeLink__38_435996083"/>top</text:p>
          </table:table-cell>
        </table:table-row>
        <table:table-row>
          <table:table-cell table:style-name="Таблица2.A2" office:value-type="string">
            <text:p text:style-name="P3">4+</text:p>
          </table:table-cell>
          <table:table-cell table:style-name="Таблица2.A2" office:value-type="string">
            <text:p text:style-name="P3">4+</text:p>
          </table:table-cell>
          <table:table-cell table:style-name="Таблица2.A2" office:value-type="string">
            <text:p text:style-name="P3">Extra files</text:p>
          </table:table-cell>
          <table:table-cell table:style-name="Таблица2.D2" office:value-type="string">
            <text:p text:style-name="P3">continue</text:p>
          </table:table-cell>
        </table:table-row>
        <table:table-row>
          <table:table-cell table:style-name="Таблица2.A2" office:value-type="string">
            <text:p text:style-name="P3">1</text:p>
          </table:table-cell>
          <table:table-cell table:style-name="Таблица2.A2" office:value-type="string">
            <text:p text:style-name="P3">0</text:p>
          </table:table-cell>
          <table:table-cell table:style-name="Таблица2.A2" office:value-type="string">
            <text:p text:style-name="P3">Lost file</text:p>
          </table:table-cell>
          <table:table-cell table:style-name="Таблица2.D2" office:value-type="string">
            <text:p text:style-name="P3">stop</text:p>
          </table:table-cell>
        </table:table-row>
        <table:table-row>
          <table:table-cell table:style-name="Таблица2.A2" office:value-type="string">
            <text:p text:style-name="P3">2</text:p>
          </table:table-cell>
          <table:table-cell table:style-name="Таблица2.A2" office:value-type="string">
            <text:p text:style-name="P3">1</text:p>
          </table:table-cell>
          <table:table-cell table:style-name="Таблица2.A2" office:value-type="string">
            <text:p text:style-name="P3">Wrong size</text:p>
          </table:table-cell>
          <table:table-cell table:style-name="Таблица2.D2" office:value-type="string">
            <text:p text:style-name="P3">stop/continue</text:p>
          </table:table-cell>
        </table:table-row>
        <table:table-row>
          <table:table-cell table:style-name="Таблица2.A2" office:value-type="string">
            <text:p text:style-name="P3">3</text:p>
          </table:table-cell>
          <table:table-cell table:style-name="Таблица2.A2" office:value-type="string">
            <text:p text:style-name="P3">2</text:p>
          </table:table-cell>
          <table:table-cell table:style-name="Таблица2.A2" office:value-type="string">
            <text:p text:style-name="P3">Wrong md5</text:p>
          </table:table-cell>
          <table:table-cell table:style-name="Таблица2.D2" office:value-type="string">
            <text:p text:style-name="P3">stop</text:p>
          </table:table-cell>
        </table:table-row>
        <table:table-row>
          <table:table-cell table:style-name="Таблица2.A2" office:value-type="string">
            <text:p text:style-name="P3">4</text:p>
          </table:table-cell>
          <table:table-cell table:style-name="Таблица2.A2" office:value-type="string">
            <text:p text:style-name="P3">7</text:p>
          </table:table-cell>
          <table:table-cell table:style-name="Таблица2.A2" office:value-type="string">
            <text:p text:style-name="P3">Extra dir</text:p>
          </table:table-cell>
          <table:table-cell table:style-name="Таблица2.D2" office:value-type="string">
            <text:p text:style-name="P3"/>
          </table:table-cell>
        </table:table-row>
      </table:table>
      <text:p text:style-name="P6">So, retcodes (ID, retcode):</text:p>
      <text:list xml:id="list1553142789" text:style-name="L1">
        <text:list-item>
          <text:p text:style-name="P8">lost dir</text:p>
        </text:list-item>
        <text:list-item>
          <text:p text:style-name="P8">extra dir</text:p>
        </text:list-item>
        <text:list-item>
          <text:p text:style-name="P8">lost file[+extra files]</text:p>
        </text:list-item>
        <text:list-item>
          <text:p text:style-name="P8">wrong size[+extra files]</text:p>
        </text:list-item>
        <text:list-item>
          <text:p text:style-name="P8">wrong crc[+extra files]</text:p>
        </text:list-item>
      </text:list>
      <text:p text:style-name="P6">_upd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Table_20_Heading">#</text:p>
            </table:table-cell>
            <table:table-cell table:style-name="Таблица1.A1" office:value-type="string">
              <text:p text:style-name="Table_20_Heading">What</text:p>
            </table:table-cell>
            <table:table-cell table:style-name="Таблица1.A1" office:value-type="string">
              <text:p text:style-name="Table_20_Heading">Action</text:p>
            </table:table-cell>
            <table:table-cell table:style-name="Таблица1.D1" office:value-type="string">
              <text:p text:style-name="Table_20_Heading">Result</text:p>
            </table:table-cell>
          </table:table-row>
        </table:table-header-rows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1">Lost dir</text:p>
          </table:table-cell>
          <table:table-cell table:style-name="Таблица1.A2" office:value-type="string">
            <text:p text:style-name="Table_20_Contents">Del from DB</text:p>
          </table:table-cell>
          <table:table-cell table:style-name="Таблица1.D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1">Lost file</text:p>
          </table:table-cell>
          <table:table-cell table:style-name="Таблица1.A2" office:value-type="string">
            <text:p text:style-name="Table_20_Contents">Del from DB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Chk*</text:p>
          </table:table-cell>
          <table:table-cell table:style-name="Таблица1.A2" office:value-type="string">
            <text:p text:style-name="Table_20_Contents">Update DB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Lost/Chk+extra</text:p>
          </table:table-cell>
          <table:table-cell table:style-name="Таблица1.A2" office:value-type="string">
            <text:p text:style-name="P2">Find near (FS), then</text:p>
          </table:table-cell>
          <table:table-cell table:style-name="Таблица1.D2" office:value-type="string">
            <text:p text:style-name="P4">found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Extra file</text:p>
          </table:table-cell>
          <table:table-cell table:style-name="Таблица1.A2" office:value-type="string">
            <text:p text:style-name="Table_20_Contents">Del from FS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Extra dir</text:p>
          </table:table-cell>
          <table:table-cell table:style-name="Таблица1.A2" office:value-type="string">
            <text:p text:style-name="Table_20_Contents">Add to DB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Del from FS</text:p>
          </table:table-cell>
          <table:table-cell table:style-name="Таблица1.D2" office:value-type="string">
            <text:p text:style-name="Table_20_Contents"/>
          </table:table-cell>
        </table:table-row>
      </table:table>
      <text:p text:style-name="Standard">So, action keys (what to do with):</text:p>
      <text:list xml:id="list527567099" text:style-name="L2">
        <text:list-item>
          <text:p text:style-name="P9">Lost dir: del_from_db (DB)</text:p>
        </text:list-item>
        <text:list-item>
          <text:p text:style-name="P9"><text:bookmark-start text:name="__DdeLink__121_435996083"/>Lost file: del_from_db<text:bookmark-end text:name="__DdeLink__121_435996083"/> (DB)</text:p>
        </text:list-item>
        <text:list-item>
          <text:p text:style-name="P9">Chk: update_db (DB)</text:p>
        </text:list-item>
        <text:list-item>
          <text:p text:style-name="P9">Extra dir: add_to_db/del_from_fs (DB/FS)</text:p>
        </text:list-item>
      </text:list>
      <text:p text:style-name="Standard">Common:</text:p>
      <text:list xml:id="list1529643278" text:style-name="L3">
        <text:list-item>
          <text:p text:style-name="P10">All: action/skip[+warning]/error</text:p>
        </text:list-item>
        <text:list-item>
          <text:p text:style-name="P10"><text:bookmark-start text:name="__DdeLink__123_435996083"/>LostFile/Chk: <text:bookmark-end text:name="__DdeLink__123_435996083"/>use extra to recover then...</text:p>
        </text:list-item>
        <text:list-item>
          <text:p text:style-name="P10">LostFile/Chk: del extra from FS</text:p>
        </text:list-item>
      </text:list>
      <text:p text:style-name="Standard"><text:span text:style-name="T1">Then</text:span>:</text:p>
      <text:p text:style-name="Standard">Global:</text:p>
      <text:list xml:id="list1017790205" text:style-name="L4">
        <text:list-item>
          <text:p text:style-name="P11">Whut(?): Current(c) and/or Yesterday(y) - main() problem</text:p>
        </text:list-item>
        <text:list-item>
          <text:p text:style-name="P11">Action(A): DB(b)/Skip(s)/Error(e) - 2 bit</text:p>
        </text:list-item>
        <text:list-item>
          <text:p text:style-name="P11">ExtraFile(X): use to recover(r)|del(d) - 2 bit</text:p>
        </text:list-item>
        <text:list-item>
          <text:p text:style-name="P11"><text:bookmark-start text:name="__DdeLink__127_435996083"/><text:bookmark-start text:name="__DdeLink__125_435996083"/>Verbose(V): of action<text:bookmark-end text:name="__DdeLink__127_435996083"/><text:bookmark-end text:name="__DdeLink__125_435996083"/> - 1? bit</text:p>
        </text:list-item>
      </text:list>
      <text:p text:style-name="Standard">Per object:</text:p>
      <text:list xml:id="list1224630096" text:continue-numbering="true" text:style-name="L4">
        <text:list-item>
          <text:p text:style-name="P11">LostDir(): AV</text:p>
        </text:list-item>
        <text:list-item>
          <text:p text:style-name="P11">LostFile(): AXV</text:p>
        </text:list-item>
        <text:list-item>
          <text:p text:style-name="P11">Chk*(C): AXV</text:p>
        </text:list-item>
        <text:list-item>
          <text:p text:style-name="P11">ExtraDir():A?V (!!! del from FS)</text:p>
        </text:list-item>
      </text:list>
      <text:p text:style-name="Standard"/>
      <text:p text:style-name="Horizontal_20_Line"/>
      <text:p text:style-name="Standard">Mode (chk[&gt;update[&gt;backup]]):</text:p>
      <text:list xml:id="list1608941265" text:style-name="L5">
        <text:list-item>
          <text:p text:style-name="P12">chk: [full], [-v]</text:p>
        </text:list-item>
        <text:list-item>
          <text:p text:style-name="P12">update: [-v], chkid actions</text:p>
        </text:list-item>
        <text:list-item>
          <text:p text:style-name="P12"><text:soft-page-break/>backup: [-v]</text:p>
        </text:list-item>
      </text:list>
      <text:p text:style-name="Standard">CLI:</text:p>
      <text:list xml:id="list1002669836" text:style-name="L6">
        <text:list-item>
          <text:p text:style-name="P13">stage (chk, update, backup)</text:p>
        </text:list-item>
        <text:list-item>
          <text:p text:style-name="P13">part (current, yesterday, rollback)</text:p>
        </text:list-item>
        <text:list-item>
          <text:p text:style-name="P13">full (chk)</text:p>
        </text:list-item>
        <text:list-item>
          <text:p text:style-name="P13">verbosity</text:p>
        </text:list-item>
      </text:list>
      <text:p text:style-name="Standard">TODO:</text:p>
      <text:list xml:id="list658691180" text:style-name="L7">
        <text:list-item>
          <text:p text:style-name="P14">Current:</text:p>
          <text:list>
            <text:list-item>
              <text:p text:style-name="P14">Lost dir: restore from yesterday</text:p>
            </text:list-item>
            <text:list-item>
              <text:p text:style-name="P14">Lost file[+extra-find near]: restore from <text:s/>yesterday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6:46:54</meta:creation-date>
    <meta:generator>LibreOffice/3.5$Linux_x86 LibreOffice_project/350m1$Build-2</meta:generator>
    <dc:date>2012-11-08T17:46:45</dc:date>
    <meta:editing-duration>PT9H21M23S</meta:editing-duration>
    <meta:editing-cycles>7</meta:editing-cycles>
    <meta:document-statistic meta:table-count="2" meta:image-count="0" meta:object-count="0" meta:page-count="2" meta:paragraph-count="86" meta:word-count="232" meta:character-count="1262" meta:non-whitespace-character-count="1145"/>
  </office:meta>
</office:document-meta>
</file>